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fo:margin-right="-0.0125in" table:align="margins"/>
    </style:style>
    <style:style style:name="Table1.A" style:family="table-column">
      <style:table-column-properties style:column-width="0.9167in" style:rel-column-width="1320*"/>
    </style:style>
    <style:style style:name="Table1.B" style:family="table-column">
      <style:table-column-properties style:column-width="0.8542in" style:rel-column-width="1230*"/>
    </style:style>
    <style:style style:name="Table1.C" style:family="table-column">
      <style:table-column-properties style:column-width="0.8257in" style:rel-column-width="1189*"/>
    </style:style>
    <style:style style:name="Table1.D" style:family="table-column">
      <style:table-column-properties style:column-width="0.866in" style:rel-column-width="1247*"/>
    </style:style>
    <style:style style:name="Table1.E" style:family="table-column">
      <style:table-column-properties style:column-width="0.8653in" style:rel-column-width="1246*"/>
    </style:style>
    <style:style style:name="Table1.F" style:family="table-column">
      <style:table-column-properties style:column-width="0.9535in" style:rel-column-width="1373*"/>
    </style:style>
    <style:style style:name="Table1.G" style:family="table-column">
      <style:table-column-properties style:column-width="1.6563in" style:rel-column-width="2385*"/>
    </style:style>
    <style:style style:name="Table1.1" style:family="table-row">
      <style:table-row-properties style:min-row-height="0.479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s/><text:span text:style-name="T1">User Table</text:span>:- All new employee of organization will fill the registration form for resource</text:p>
      <text:p text:style-name="Standard"><text:s text:c="23"/>request. <text:s text:c="12"/></text:p>
      <text:p text:style-name="Standard"><text:s text:c="6"/></text:p>
      <text:p text:style-name="Standard"/>
      <text:p text:style-name="Standard"/>
      <text:p text:style-name="Standard"/>
      <text:p text:style-name="Standard"><text:s text:c="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Username</text:p>
            <text:p text:style-name="Table_20_Contents">(Varchar)</text:p>
          </table:table-cell>
          <table:table-cell table:style-name="Table1.A1" office:value-type="string">
            <text:p text:style-name="Table_20_Contents">First name</text:p>
            <text:p text:style-name="Table_20_Contents">(Varchar)</text:p>
          </table:table-cell>
          <table:table-cell table:style-name="Table1.A1" office:value-type="string">
            <text:p text:style-name="Table_20_Contents">LastName</text:p>
            <text:p text:style-name="Table_20_Contents">(Varchar)</text:p>
          </table:table-cell>
          <table:table-cell table:style-name="Table1.A1" office:value-type="string">
            <text:p text:style-name="Table_20_Contents">Gender</text:p>
            <text:p text:style-name="Table_20_Contents">(Char)</text:p>
          </table:table-cell>
          <table:table-cell table:style-name="Table1.A1" office:value-type="string">
            <text:p text:style-name="Table_20_Contents">Contact_no</text:p>
            <text:p text:style-name="Table_20_Contents">(Decimal)</text:p>
          </table:table-cell>
          <table:table-cell table:style-name="Table1.A1" office:value-type="string">
            <text:p text:style-name="Table_20_Contents">Designation</text:p>
            <text:p text:style-name="Table_20_Contents">(Varchar)</text:p>
          </table:table-cell>
          <table:table-cell table:style-name="Table1.G1" office:value-type="string">
            <text:p text:style-name="Table_20_Contents">Profile_Pic(longblob)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<text:span text:style-name="T1">Designation</text:span>-From this field we can identify that user is employee/manager .So that to which user request for resource will be forwarded.</text:p>
      <text:p text:style-name="Standard"/>
      <text:p text:style-name="Standard"><text:span text:style-name="T1">Username</text:span>- It will be entered by user during Sign up .</text:p>
      <text:p text:style-name="Standard"/>
      <text:p text:style-name="Standard"/>
      <text:p text:style-name="Standard"/>
      <text:p text:style-name="Standard"><text:s/><text:span text:style-name="T1">Requestor <text:s/>Verification Table</text:span>:-It will verify that employee is under particular manager or not.</text:p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UserId1(varchar)</text:p>
          </table:table-cell>
          <table:table-cell table:style-name="Table2.A1" office:value-type="string">
            <text:p text:style-name="Table_20_Contents">Userid2(varchar)</text:p>
          </table:table-cell>
          <table:table-cell table:style-name="Table2.C1" office:value-type="string">
            <text:p text:style-name="Table_20_Contents">Status(boolean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><text:span text:style-name="T1">UserId1</text:span>-It can be any user(Employee/manager)</text:p>
      <text:p text:style-name="Standard"><text:span text:style-name="T1">UserId2</text:span>-If userid1 is employee then userid2 will be manager chosen by employee</text:p>
      <text:p text:style-name="Standard"><text:s text:c="14"/>If userid1 is manager then userid2 will be admin .</text:p>
      <text:p text:style-name="Standard"><text:span text:style-name="T1">Status</text:span>-Status can only changed/verify by userid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ya Nuwal</meta:initial-creator>
    <meta:creation-date>2016-08-23T15:41:17.19</meta:creation-date>
    <meta:document-statistic meta:table-count="2" meta:image-count="0" meta:object-count="0" meta:page-count="1" meta:paragraph-count="27" meta:word-count="110" meta:character-count="842"/>
    <dc:date>2016-08-23T15:54:54.98</dc:date>
    <dc:creator>Riya Nuwal</dc:creator>
    <meta:editing-duration>PT13M38S</meta:editing-duration>
    <meta:editing-cycles>1</meta:editing-cycles>
    <meta:generator>OpenOffice/4.1.1$Win32 OpenOffice.org_project/411m6$Build-9775</meta:generator>
  </office:meta>
</office:document-meta>
</file>